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8" style:family="paragraph" style:parent-style-name="Standard" style:list-style-name="L1">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16ec0" officeooo:paragraph-rsid="00116ec0"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style="italic" fo:font-weight="normal" officeooo:rsid="000daf2f"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3">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5"/>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7">Keras</text:p>
      <text:p text:style-name="P7"><text:tab/><text:span text:style-name="T1">C’est une librarie plus haut niveau qui utilise soit Theano, soit Tensorflow en backend, elle permet de créer des models plus simplements en </text:span></text:p>
      <text:list xml:id="list983388044719698355" text:style-name="L1">
        <text:list-item>
          <text:p text:style-name="P8"><text:span text:style-name="T1">rendant discrets les fonctionnalités sous jacentes, </text:span></text:p>
        </text:list-item>
        <text:list-item>
          <text:p text:style-name="P8"><text:span text:style-name="T1">le model reste cependant hmodulable on peut ajouter, modifier et supprimer des élements du model.</text:span></text:p>
        </text:list-item>
        <text:list-item>
          <text:p text:style-name="P8"><text:span text:style-name="T1">Il est également minimaliste et est entièrement écrit en Python</text:span></text:p>
        </text:list-item>
      </text:list>
      <text:p text:style-name="P7"><text:span text:style-name="T1"/></text:p>
      <text:p text:style-name="P11">Scikit Learn</text:p>
      <text:p text:style-name="P11"><text:tab/><text:span text:style-name="T1">On peut très bien utiliser sklearn pour lancer le training du model créé au préalable par Keras</text:span></text:p>
      <text:p text:style-name="P11"><text:span text:style-name="T1">On peut aussi sklearn pour évaluer le model, c’est beaucoup plus simplifier surtout lorsqu’on utilise le kfold cross validation où il faudra créer k model. Sans pour autant perdre en performance.</text:span></text:p>
      <text:p text:style-name="P12"><text:span text:style-name="T1">On peut assui utiliser sklearn pour le GridSearchCV, qui va permettre de tester chaque combinaisons <text:s/><text:tab/>d’initialiseur,</text:span></text:p>
      <text:p text:style-name="P12"><text:span text:style-name="T1"><text:tab/>d’optimiseur,</text:span></text:p>
      <text:p text:style-name="P12"><text:span text:style-name="T1"><text:tab/>de nombre d’epoch, </text:span></text:p>
      <text:p text:style-name="P12"><text:span text:style-name="T1"><text:tab/>et de batch size spécifiées</text:span></text:p>
      <text:p text:style-name="P7"><text:span text:style-name="T1"/></text:p>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5">à la partie Back-Propagation pour comprendre le fonctionnement.</text:p>
      <text:p text:style-name="P5">On verra plus les différentes Activation Function, Loss Function, Optimimize Function et les différents types de réseaux de neurones dans ce document présent.</text:p>
      <text:p text:style-name="P5"/>
      <text:p text:style-name="P9">Evaluer le model</text:p>
      <text:p text:style-name="P10"><text:tab/><text:span text:style-name="T1">Il éxiste plusieurs techniques pour évaluer un model, automatic split, manual split, et le k-fold cross validation qui est le gold standard pour évaluer un model</text:span></text:p>
      <text:p text:style-name="P10"><text:span text:style-name="T1"/></text:p>
      <text:p text:style-name="P10"><text:span text:style-name="T1"><text:tab/></text:span></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2-12T10:19:43.619129068</dc:date>
    <meta:editing-duration>PT1H29M17S</meta:editing-duration>
    <meta:editing-cycles>6</meta:editing-cycles>
    <meta:generator>LibreOffice/5.1.6.2$Linux_X86_64 LibreOffice_project/10m0$Build-2</meta:generator>
    <meta:document-statistic meta:table-count="0" meta:image-count="0" meta:object-count="0" meta:page-count="1" meta:paragraph-count="28" meta:word-count="308" meta:character-count="2108" meta:non-whitespace-character-count="1814"/>
  </office:meta>
</office:document-meta>
</file>